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0ed735"/>
    </style:style>
    <style:style style:name="P6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 style:master-page-name="MP0">
      <style:paragraph-properties style:page-number="auto" fo:break-before="page"/>
      <style:text-properties officeooo:paragraph-rsid="001026d6"/>
    </style:style>
    <style:style style:name="T1" style:family="text">
      <style:text-properties style:language-asian="es" style:country-asian="ES"/>
    </style:style>
    <style:style style:name="T2" style:family="text">
      <style:text-properties fo:color="#808080"/>
    </style:style>
    <style:style style:name="T3" style:family="text">
      <style:text-properties fo:color="#808080" style:font-name="Baskerville Old Face" fo:font-size="12pt" style:font-size-asian="12pt"/>
    </style:style>
    <style:style style:name="T4" style:family="text">
      <style:text-properties fo:color="#808080" style:font-name="Baskerville Old Face" fo:font-size="12pt" style:font-size-asian="12pt" style:language-asian="es" style:country-asian="ES"/>
    </style:style>
    <style:style style:name="T5" style:family="text">
      <style:text-properties style:font-size-asian="12pt"/>
    </style:style>
    <style:style style:name="T6" style:family="text">
      <style:text-properties officeooo:rsid="000a5352" style:font-size-asian="12pt"/>
    </style:style>
    <style:style style:name="T7" style:family="text">
      <style:text-properties officeooo:rsid="000b902d"/>
    </style:style>
    <style:style style:name="T8" style:family="text">
      <style:text-properties officeooo:rsid="00105ad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1.</text:span>Feliz Navidad Querido Alumno de ASIR<text:span text:style-name="T4"> </text:span></text:p>
      <text:p text:style-name="P6"/>
      <text:p text:style-name="P1">2. ¡Soy Melchor! ¿Como estas? Como siempre estamos muy atareados durante esta epoca.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text:span text:style-name="T7">todo. ¡ Estan haciendo un trabajo fantástico! Los camellos tambien se están.</text:span></text:p>
      <text:p text:style-name="P1">7. Preparando, ahora descansan para coger fuerzas para el largo viaje.</text:p>
      <text:p text:style-name="P1"/>
      <text:p text:style-name="P5"><text:span text:style-name="T3">8. </text:span><text:bookmark text:name="yui_3_17_2_1_1511163780772_117"/><text:span text:style-name="T2">Ya hace casi un año que estuvimos por Brenes la última vez. ¡Qué rápido pasa el tiempo!</text:span><text:span text:style-name="T3"> </text:span>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3"><text:span text:style-name="T5">14. </text:span><text:span text:style-name="T6">Hemos decidido hacer una nueva ruta y la primera parada sera tu casa</text:span></text:p>
      <text:p text:style-name="P1"/>
      <text:p text:style-name="P1"><text:soft-page-break/>15. Ya sabes que en la noche de Reyes será muy larga para nosotros, y estaríamos muy </text:p>
      <text:p text:style-name="P1">16. </text:p>
      <text:p text:style-name="P1">17. <text:span text:style-name="T8">Ah, ¡y no te olvides de agua para los camellos!</text:span>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20. ¿verdad?</text:p>
      <text:p text:style-name="P1"/>
      <text:p text:style-name="P4"><text:span text:style-name="Fuente_20_de_20_párrafo_20_predeter."><text:span text:style-name="T3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1:58:04.206267726</dc:date>
    <meta:editing-cycles>27</meta:editing-cycles>
    <meta:editing-duration>PT8H18M34S</meta:editing-duration>
    <meta:document-statistic meta:table-count="0" meta:image-count="1" meta:object-count="0" meta:page-count="2" meta:paragraph-count="21" meta:word-count="208" meta:character-count="1143" meta:non-whitespace-character-count="943"/>
    <meta:template xlink:type="simple" xlink:actuate="onRequest" xlink:title="" xlink:href="Normal.dotm"/>
  </office:meta>
</office:document-meta>
</file>